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padding="0.074cm" fo:border-left="none" fo:border-right="none" fo:border-top="none" fo:border-bottom="0.035cm solid #000000" style:join-border="false"/>
      <style:text-properties fo:font-weight="bold" style:font-weight-asian="bold" style:font-weight-complex="bold"/>
    </style:style>
    <style:style style:name="P6" style:family="paragraph" style:parent-style-name="Standard">
      <style:paragraph-properties fo:text-align="justify" style:justify-single-word="false" fo:padding="0.074cm" fo:border-left="none" fo:border-right="none" fo:border-top="none" fo:border-bottom="0.035cm solid #000000" style:join-border="false"/>
    </style:style>
    <style:style style:name="P7" style:family="paragraph" style:parent-style-name="Standard">
      <style:paragraph-properties fo:text-align="justify" style:justify-single-word="false" fo:padding="0.074cm" fo:border-left="none" fo:border-right="none" fo:border-top="none" fo:border-bottom="0.035cm solid #000000" style:join-border="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tre crochets sont les embauches inabouties d'études qui seraient intéressantes à mener, ou suggestions de productions relatives aux CDC. Bonne lecture</text:p>
      <text:p text:style-name="P2"/>
      <text:p text:style-name="P2"/>
      <text:p text:style-name="P2">Description générale du projet</text:p>
      <text:p text:style-name="Standard"/>
      <text:p text:style-name="P1">Nous souhaitons réaliser un jeu-vidéo 2D ludique afin d'enseigner les bases de la programmation Arduino. </text:p>
      <text:p text:style-name="P1">Pour ce faire, nous avons imaginé un concept d'interaction mêlant hardware et software où les actions poursuivies dans le jeu entraînent la nécessité d'interagir avec la carte et nombreux composants. La relation fonctionnerait dans les deux sens : soit il faut écrire du code pour avancer, soit il faut analyser correctement un signal reçu via l'Arduino.</text:p>
      <text:p text:style-name="P1">Naturellement, le jeu serait agrémenté de cours, notamment sur l'électronique. Notre objectif est donc de créer un nouveau support d'apprentissage de la programmation embarquée sans pré-requis et en s'amusant. Cette nouvelle approche pourrait séduire de nombreux curieux trop impressionnés par les moyens actuels (bien que les possibilités soient riches, elles n'en demeurent pas moins complexes sous divers aspects).</text:p>
      <text:p text:style-name="P1"/>
      <text:p text:style-name="P1">Le matériel requis (modèle de carte Arduino ainsi que modules) est listé dans un document externe spécifique.</text:p>
      <text:p text:style-name="P1"/>
      <text:p text:style-name="P1">Le produit fini serait alors un <text:span text:style-name="T1">pack constitué conjointement du jeu et du matériel concerné</text:span>. Cependant, au vu de l'importance dudit matériel, il est envisageable de livrer une version allégée jouable avec moins de composants puis de proposer différentes extensions.</text:p>
      <text:p text:style-name="P1"/>
      <text:p text:style-name="P6"/>
      <text:p text:style-name="P3">[Étude d'opportunité</text:p>
      <text:p text:style-name="P3">Environnement général :<text:span text:style-name="T2"> IUT Informatique Lyon 1, dans le cadre du projet tuteuré </text:span></text:p>
      <text:p text:style-name="P3">Origine de la demande : <text:span text:style-name="T2">La programmation embarquée « pour tous » (ou presque…) est très en vogue (PIC mais surtout Raspberry Pi et Arduino). Nous pensons que le jeu vidéo peut impacter positivement l'apprentissage, surtout chez les jeunes, en vulgarisant.</text:span></text:p>
      <text:p text:style-name="P3">Objectif du projet :<text:span text:style-name="T2"> créer une nouvelle démarche d'apprentissage, rendre accessible le savoir technique à une audience élargie</text:span></text:p>
      <text:p text:style-name="P3">….]</text:p>
      <text:p text:style-name="P3"/>
      <text:p text:style-name="P3"/>
      <text:p text:style-name="P3">[Étude de faisabilité</text:p>
      <text:p text:style-name="P3">Besoins :<text:span text:style-name="T2"> Matériels : Carte Arduino + composants (listés), humains : développeur, graphiste, musicien… , technique :</text:span></text:p>
      <text:p text:style-name="P3"/>
      <text:p text:style-name="P3">Faire une matrice SWOT ? </text:p>
      <text:p text:style-name="P3">Strengths, weaknesses, opportunities &amp; threats</text:p>
      <text:p text:style-name="P3">]</text:p>
      <text:p text:style-name="P4"/>
      <text:p text:style-name="P3">[Bête à cornes et diagrammes pieuvres?]</text:p>
      <text:p text:style-name="P7"/>
      <text:p text:style-name="P4"/>
      <text:p text:style-name="P3"/>
      <text:p text:style-name="P3"/>
      <text:p text:style-name="P3"/>
      <text:p text:style-name="P3"/>
      <text:p text:style-name="P3"/>
      <text:p text:style-name="P3"><text:soft-page-break/>Expressions des besoins </text:p>
      <text:p text:style-name="P3"/>
      <text:p text:style-name="P3"/>
      <text:p text:style-name="P4">FP1 : communiquer avec la carte Arduino.</text:p>
      <text:p text:style-name="P4">C'est l'essence même du projet, il faut assurer une interaction optimale entre l'utilisateur et le périphérique via le jeu. Priorité absolue.</text:p>
      <text:p text:style-name="P4"/>
      <text:p text:style-name="P4">FC1 : maintenir une tension <text:s/>d'alimentation 5V, xxA</text:p>
      <text:p text:style-name="P4"/>
      <text:p text:style-name="P4">FC2 : avoir une prise en main accessible même pour les néophytes (gamer ou non /amateur d'électronique ou non)</text:p>
      <text:p text:style-name="P4">Priorité : moyenne/haute (limite à la vulgar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6T18:40:43.709000000</meta:creation-date>
    <dc:date>2016-06-07T16:36:09.16</dc:date>
    <meta:editing-duration>PT21M57S</meta:editing-duration>
    <meta:editing-cycles>11</meta:editing-cycles>
    <meta:generator>OpenOffice/4.1.0$Win32 OpenOffice.org_project/410m18$Build-9764</meta:generator>
    <meta:document-statistic meta:table-count="0" meta:image-count="0" meta:object-count="0" meta:page-count="2" meta:paragraph-count="24" meta:word-count="389" meta:character-count="2583"/>
    <dc:creator>Adrien Techer</dc:creator>
  </office:meta>
</office:document-meta>
</file>